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DC000002272F7815EDF8182F23.png"/>
  <manifest:file-entry manifest:media-type="image/jpeg" manifest:full-path="Pictures/10000000000002B1000002A7DEFBBE0B1D79A6E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753cm" fo:margin-left="0.018cm" fo:margin-top="0cm" fo:margin-bottom="0cm" table:align="left" style:writing-mode="lr-tb"/>
    </style:style>
    <style:style style:name="Table1.A" style:family="table-column">
      <style:table-column-properties style:column-width="12cm"/>
    </style:style>
    <style:style style:name="Table1.B" style:family="table-column">
      <style:table-column-properties style:column-width="3.754cm"/>
    </style:style>
    <style:style style:name="Table1.1" style:family="table-row">
      <style:table-row-properties style:min-row-height="0.94cm" style:keep-together="true" fo:keep-together="auto"/>
    </style:style>
    <style:style style:name="Table1.A1" style:family="table-cell">
      <style:table-cell-properties style:vertical-align="middle" fo:padding="0cm" fo:border-left="0.035cm solid #000000" fo:border-right="0.035cm solid #000000" fo:border-top="0.035cm solid #000000" fo:border-bottom="none"/>
    </style:style>
    <style:style style:name="Table1.2" style:family="table-row">
      <style:table-row-properties style:min-row-height="0.954cm" style:keep-together="true" fo:keep-together="auto"/>
    </style:style>
    <style:style style:name="Table1.A2" style:family="table-cell">
      <style:table-cell-properties style:vertical-align="middle" fo:padding="0cm" fo:border-left="0.035cm solid #000000" fo:border-right="0.035cm solid #000000" fo:border-top="none" fo:border-bottom="0.035cm solid #000000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6.002cm" style:type="right"/>
        </style:tab-stops>
      </style:paragraph-properties>
      <style:text-properties fo:font-size="12pt" fo:language="ca" fo:country="ES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P4" style:family="paragraph" style:parent-style-name="Header">
      <style:paragraph-properties fo:line-height="0.247cm" fo:text-align="justify" style:justify-single-word="false">
        <style:tab-stops>
          <style:tab-stop style:position="1cm"/>
          <style:tab-stop style:position="15cm" style:type="right"/>
        </style:tab-stops>
      </style:paragraph-properties>
    </style:style>
    <style:style style:name="P5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</style:style>
    <style:style style:name="P6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6pt" fo:language="ca" fo:country="ES" style:font-size-asian="6pt"/>
    </style:style>
    <style:style style:name="P7" style:family="paragraph" style:parent-style-name="Header">
      <style:paragraph-properties fo:line-height="0.247cm" fo:text-align="center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6pt" fo:language="ca" fo:country="ES" style:font-size-asian="6pt"/>
    </style:style>
    <style:style style:name="P8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fo:language="ca" fo:country="ES"/>
    </style:style>
    <style:style style:name="P9" style:family="paragraph" style:parent-style-name="Header">
      <style:paragraph-properties>
        <style:tab-stops>
          <style:tab-stop style:position="7.303cm" style:type="center"/>
          <style:tab-stop style:position="14.923cm" style:type="right"/>
        </style:tab-stops>
      </style:paragraph-properties>
      <style:text-properties fo:language="ca" fo:country="ES"/>
    </style:style>
    <style:style style:name="P10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language="ca" fo:country="ES"/>
    </style:style>
    <style:style style:name="P11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font-size="6pt" fo:language="ca" fo:country="ES" style:font-size-asian="6pt"/>
    </style:style>
    <style:style style:name="P12" style:family="paragraph" style:parent-style-name="Header">
      <style:paragraph-properties>
        <style:tab-stops>
          <style:tab-stop style:position="7.303cm" style:type="center"/>
          <style:tab-stop style:position="14.923cm" style:type="right"/>
        </style:tab-stops>
      </style:paragraph-properties>
      <style:text-properties fo:font-size="6pt" fo:language="ca" fo:country="ES" style:font-size-asian="6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language="ca" fo:country="ES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Calibri" fo:font-size="12pt" fo:language="ca" fo:country="ES" fo:font-weight="bold" style:font-size-asian="12pt" style:font-weight-asian="bold" style:font-size-complex="12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language="ca" fo:country="ES" style:font-size-asian="11pt" style:font-size-complex="11pt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Calibri" fo:font-size="11pt" fo:language="ca" fo:country="ES" fo:font-weight="bold" style:font-size-asian="11pt" style:font-weight-asian="bold" style:font-size-complex="11pt" fo:hyphenate="false" fo:hyphenation-remain-char-count="2" fo:hyphenation-push-char-count="2"/>
    </style:style>
    <style:style style:name="P18" style:family="paragraph" style:parent-style-name="Standard">
      <style:text-properties fo:language="ca" fo:country="ES"/>
    </style:style>
    <style:style style:name="P19" style:family="paragraph" style:parent-style-name="Standard">
      <style:text-properties fo:language="ca" fo:country="ES" style:text-underline-style="solid" style:text-underline-width="auto" style:text-underline-color="font-color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language="ca" fo:country="ES" fo:hyphenate="false" fo:hyphenation-remain-char-count="2" fo:hyphenation-push-char-count="2"/>
    </style:style>
    <style:style style:name="P21" style:family="paragraph" style:parent-style-name="Standard">
      <style:text-properties style:font-name="Calibri1" fo:font-size="11pt" fo:language="ca" fo:country="ES" style:font-size-asian="11pt" style:font-size-complex="11pt"/>
    </style:style>
    <style:style style:name="P22" style:family="paragraph" style:parent-style-name="Standard">
      <style:text-properties style:font-name="Calibri1" fo:font-size="11pt" fo:language="ca" fo:country="ES" fo:font-weight="bold" style:font-size-asian="11pt" style:font-weight-asian="bold" style:font-size-complex="11pt"/>
    </style:style>
    <style:style style:name="P23" style:family="paragraph" style:parent-style-name="Footer">
      <style:text-properties fo:language="ca" fo:country="ES"/>
    </style:style>
    <style:style style:name="P24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Calibri" fo:font-size="12pt" fo:language="ca" fo:country="ES" fo:font-weight="bold" style:font-size-asian="12pt" style:font-weight-asian="bold" style:font-size-complex="12pt" fo:hyphenate="false" fo:hyphenation-remain-char-count="2" fo:hyphenation-push-char-count="2"/>
    </style:style>
    <style:style style:name="P25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26" style:family="paragraph" style:parent-style-name="List_20_Paragraph">
      <style:paragraph-properties fo:text-align="justify" style:justify-single-word="false"/>
      <style:text-properties style:font-name="Calibri" fo:font-size="11pt" fo:language="ca" fo:country="ES" style:font-size-asian="11pt" style:font-size-complex="11pt"/>
    </style:style>
    <style:style style:name="P27" style:family="paragraph" style:parent-style-name="List_20_Paragraph">
      <style:paragraph-properties fo:text-align="justify" style:justify-single-word="false" fo:hyphenation-ladder-count="no-limit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28" style:family="paragraph" style:parent-style-name="List_20_Paragraph">
      <style:paragraph-properties fo:margin-left="0cm" fo:margin-right="0cm" fo:text-align="justify" style:justify-single-word="false" fo:hyphenation-ladder-count="no-limit" fo:text-indent="0cm" style:auto-text-indent="false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29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alibri" fo:font-size="12pt" fo:language="ca" fo:country="ES" fo:font-weight="bold" style:font-size-asian="12pt" style:font-weight-asian="bold" style:font-size-complex="12pt"/>
    </style:style>
    <style:style style:name="P30" style:family="paragraph" style:parent-style-name="List_20_Paragraph" style:master-page-name="">
      <style:paragraph-properties fo:margin-left="0cm" fo:margin-right="0cm" fo:text-align="justify" style:justify-single-word="false" fo:hyphenation-ladder-count="no-limit" fo:text-indent="0cm" style:auto-text-indent="false" style:page-number="auto"/>
      <style:text-properties style:font-name="Calibri" fo:font-size="12pt" fo:language="ca" fo:country="ES" fo:font-weight="bold" style:font-size-asian="12pt" style:font-weight-asian="bold" style:font-size-complex="12pt" fo:hyphenate="false" fo:hyphenation-remain-char-count="2" fo:hyphenation-push-char-count="2"/>
    </style:style>
    <style:style style:name="P31" style:family="paragraph" style:parent-style-name="Standard" style:master-page-name="Standard">
      <style:paragraph-properties style:page-number="auto"/>
      <style:text-properties fo:language="ca" fo:country="ES"/>
    </style:style>
    <style:style style:name="P32" style:family="paragraph" style:parent-style-name="Standard" style:list-style-name="WWNum21">
      <style:paragraph-properties fo:text-align="justify" style:justify-single-word="false" fo:hyphenation-ladder-count="no-limit"/>
      <style:text-properties style:font-name="Calibri" fo:font-size="11pt" fo:language="ca" fo:country="ES" fo:font-weight="bold" style:font-size-asian="11pt" style:font-weight-asian="bold" style:font-size-complex="11pt" fo:hyphenate="false" fo:hyphenation-remain-char-count="2" fo:hyphenation-push-char-count="2"/>
    </style:style>
    <style:style style:name="P33" style:family="paragraph" style:parent-style-name="List_20_Paragraph" style:list-style-name="WWNum19">
      <style:paragraph-properties fo:text-align="justify" style:justify-single-word="false" fo:hyphenation-ladder-count="no-limit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34" style:family="paragraph" style:parent-style-name="List_20_Paragraph" style:list-style-name="WWNum20">
      <style:paragraph-properties fo:text-align="justify" style:justify-single-word="false" fo:hyphenation-ladder-count="no-limit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35" style:family="paragraph" style:parent-style-name="List_20_Paragraph" style:list-style-name="WWNum18">
      <style:paragraph-properties fo:text-align="justify" style:justify-single-word="false" fo:hyphenation-ladder-count="no-limit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36" style:family="paragraph" style:parent-style-name="List_20_Paragraph" style:list-style-name="WWNum21">
      <style:paragraph-properties fo:text-align="justify" style:justify-single-word="false" fo:hyphenation-ladder-count="no-limit"/>
      <style:text-properties style:font-name="Calibri" fo:font-size="11pt" fo:language="ca" fo:country="ES" fo:font-weight="bold" style:font-size-asian="11pt" style:font-weight-asian="bold" style:font-size-complex="11pt" fo:hyphenate="false" fo:hyphenation-remain-char-count="2" fo:hyphenation-push-char-count="2"/>
    </style:style>
    <style:style style:name="P37" style:family="paragraph" style:parent-style-name="List_20_Paragraph" style:list-style-name="WWNum18">
      <style:paragraph-properties fo:text-align="justify" style:justify-single-word="false" fo:hyphenation-ladder-count="no-limit"/>
      <style:text-properties fo:font-size="11pt" fo:language="ca" fo:country="ES" style:font-size-asian="11pt" style:font-size-complex="11pt" fo:hyphenate="false" fo:hyphenation-remain-char-count="2" fo:hyphenation-push-char-count="2"/>
    </style:style>
    <style:style style:name="P38" style:family="paragraph" style:parent-style-name="List_20_Paragraph" style:list-style-name="WWNum20" style:master-page-name="">
      <style:paragraph-properties fo:margin-left="1.302cm" fo:margin-right="0cm" fo:margin-top="0cm" fo:margin-bottom="0.353cm" fo:line-height="115%" fo:text-align="justify" style:justify-single-word="false" fo:orphans="2" fo:widows="2" fo:hyphenation-ladder-count="no-limit" fo:text-indent="1.346cm" style:auto-text-indent="false" style:page-number="auto" style:writing-mode="lr-tb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39" style:family="paragraph" style:parent-style-name="List_20_Paragraph" style:list-style-name="WWNum20">
      <style:paragraph-properties fo:margin-left="1.302cm" fo:margin-right="0cm" fo:margin-top="0cm" fo:margin-bottom="0.353cm" fo:line-height="115%" fo:text-align="justify" style:justify-single-word="false" fo:orphans="2" fo:widows="2" fo:hyphenation-ladder-count="no-limit" fo:text-indent="1.346cm" style:auto-text-indent="false" style:writing-mode="lr-tb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40" style:family="paragraph" style:parent-style-name="List_20_Paragraph" style:list-style-name="WWNum20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style:font-name="Calibri" fo:font-size="11pt" fo:language="ca" fo:country="ES" style:font-size-asian="11pt" style:font-size-complex="11pt" style:font-weight-complex="normal" fo:hyphenate="false" fo:hyphenation-remain-char-count="2" fo:hyphenation-push-char-count="2"/>
    </style:style>
    <style:style style:name="P41" style:family="paragraph" style:parent-style-name="List_20_Paragraph" style:list-style-name="WWNum18">
      <style:paragraph-properties fo:margin-left="0cm" fo:margin-right="0cm" fo:text-align="justify" style:justify-single-word="false" fo:hyphenation-ladder-count="no-limit" fo:text-indent="0cm" style:auto-text-indent="false"/>
      <style:text-properties style:font-name="Calibri" fo:font-size="11pt" fo:language="ca" fo:country="ES" style:font-size-asian="11pt" style:font-size-complex="11pt" fo:hyphenate="false" fo:hyphenation-remain-char-count="2" fo:hyphenation-push-char-count="2"/>
    </style:style>
    <style:style style:name="P42" style:family="paragraph">
      <style:paragraph-properties fo:text-align="center"/>
    </style:style>
    <style:style style:name="T1" style:family="text">
      <style:text-properties fo:color="#000000" fo:font-size="6pt" fo:language="ca" fo:country="ES" style:font-size-asian="6pt"/>
    </style:style>
    <style:style style:name="T2" style:family="text">
      <style:text-properties fo:font-size="6pt" fo:language="ca" fo:country="ES" style:font-size-asian="6pt"/>
    </style:style>
    <style:style style:name="T3" style:family="text">
      <style:text-properties style:font-name="Calibri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fo:font-style="italic" style:font-size-asian="11pt" style:font-style-asian="italic" style:font-size-complex="11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308cm, 0.959cm, 1.428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Nom:</text:p>
          </table:table-cell>
          <table:table-cell table:style-name="Table1.A1" office:value-type="string">
            <text:p text:style-name="P21">Nota:</text:p>
          </table:table-cell>
        </table:table-row>
        <table:table-row table:style-name="Table1.2">
          <table:table-cell table:style-name="Table1.A2" office:value-type="string">
            <text:p text:style-name="P21">Data: 10 de desembre de 2020</text:p>
          </table:table-cell>
          <table:table-cell table:style-name="Table1.A2" office:value-type="string">
            <text:p text:style-name="P22"/>
          </table:table-cell>
        </table:table-row>
      </table:table>
      <text:p text:style-name="P19"/>
      <text:p text:style-name="P13"/>
      <text:p text:style-name="P24">ENUNCIAT</text:p>
      <text:p text:style-name="P14"/>
      <text:p text:style-name="P14">Pregunta 1 (4 punts)</text:p>
      <text:p text:style-name="P14"/>
      <text:p text:style-name="P20"><text:span text:style-name="T4">Heu de completar el codi que us adjuntem per a una aplicació que ha de gestionar una llista de jugadors (Player), que tindrà els atributs: </text:span><text:span text:style-name="T5">id:</text:span><text:bookmark-start text:name="__DdeLink__318_2864654627"/><text:span text:style-name="T5">String</text:span><text:bookmark-end text:name="__DdeLink__318_2864654627"/><text:span text:style-name="T5"> (únic), name:String, level:int, statistics:double</text:span><text:span text:style-name="T4">.</text:span></text:p>
      <text:p text:style-name="P16">L'atribut level pren valors entre 1 i 10 i l'atribut statistics entre 0 i 100.</text:p>
      <text:p text:style-name="P16"/>
      <text:p text:style-name="P16">Les funcionalitats demanades són:</text:p>
      <text:p text:style-name="P16"/>
      <text:list xml:id="list6000484897471618655" text:style-name="WWNum19">
        <text:list-item>
          <text:p text:style-name="P33">Moure endavant l'element actiu de la llista.</text:p>
        </text:list-item>
        <text:list-item>
          <text:p text:style-name="P33">Moure enrere l'element actiu de la llista.</text:p>
        </text:list-item>
        <text:list-item>
          <text:p text:style-name="P33">Mostrar l'element actiu de la llista.</text:p>
        </text:list-item>
        <text:list-item>
          <text:p text:style-name="P33">Llistar tots els Player.</text:p>
        </text:list-item>
        <text:list-item>
          <text:p text:style-name="P33">Afegir un nou Player darrere de l'element actual (l’element actiu serà el que s’ha introduït).</text:p>
        </text:list-item>
        <text:list-item>
          <text:p text:style-name="P33">Esborrar l’element actual (l’element actiu passarà a ser l’anterior).</text:p>
        </text:list-item>
      </text:list>
      <text:p text:style-name="P28">Inicialment el programa es posiciona al primer element de la llista.</text:p>
      <text:p text:style-name="P28">Cal que utilitzeu el projecte <text:s/><text:span text:style-name="T7">dam2-m03-uf5nf1-pe1-ex1 </text:span><text:span text:style-name="T8">on teniu muntada l'estructura de paquets i el menú amb cada una de les opcions del programa. </text:span></text:p>
      <text:p text:style-name="P16">Escriviu la documentació dels requisits funcionals i posteriorment completeu tot el codi necessari <text:s/>per al correcte funcionament de l'aplicació.</text:p>
      <text:p text:style-name="P16"/>
      <text:p text:style-name="P16">Cal tenir en compte <text:span text:style-name="T6">totes les possibilitats</text:span> en cada funcionalitat i <text:span text:style-name="T6">capturar i tractar els errors</text:span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Pregunta 2 (3 punts) </text:p>
      <text:p text:style-name="P17"/>
      <text:p text:style-name="P16">L'objectiu d'aquest exercici és implementar la persistència a fitxer d'una llista de Player (mateixos atributs que l'exercici 1) en mode text <text:s/>Cal que utilitzeu el projecte <text:span text:style-name="T7">dam2-m03-uf5nf1-pe1-ex2 </text:span><text:span text:style-name="T8">on hi trobareu un programa principal per a l'escriptura i un per a la lectura així com la interface PlayersPersist que haureu de documentar i implementar.</text:span></text:p>
      <text:p text:style-name="P16"/>
      <text:list xml:id="list7811035972493568299" text:style-name="WWNum20">
        <text:list-item>
          <text:p text:style-name="P34">Escriptura a fitxer. Donada una llista de Player que heu de crear, heu de fer-la persistent a fitxer usant BufferedWriter i el mètode <text:span text:style-name="T9">write</text:span> definit a l'interface <text:span text:style-name="T8">PlayersPersist</text:span>. El format del fitxer generat ha de contenir el nom de cada atribut i el seu valor, separats per dos punts. Per separar cada parella podeu fer servir punt i coma.</text:p>
          <text:p text:style-name="P34">Així per exemple un Player que tingui els següents atributs: id= P1, name=NomPlayer, level = 4 i statistics= 20,5 s'ha d'escriure al fitxer de la següent manera:</text:p>
          <text:list>
            <text:list-header>
              <text:p text:style-name="P34">id:P1;name:NomPlayer;level:4;statistics:20,5</text:p>
              <text:list>
                <text:list-item>
                  <text:list>
                    <text:list-item>
                      <text:list>
                        <text:list-header>
                          <text:p text:style-name="P38">El fitxer resultant tindrà tantes línies com Player emmagatzemi.</text:p>
                          <text:p text:style-name="P39"/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34">Lectura des de fitxer. Donat un fitxer que tingui el format de l'apartat 1, heu de llegir-lo i crear una llista de Player usant BufferedReader i el mètode <text:span text:style-name="T9">read</text:span> definit a l'interface <text:span text:style-name="T8">PlayersPersist</text:span>. Posteriorment heu de llistar tots els Player.</text:p>
          <text:p text:style-name="P40">El nom del fitxer en els dos apartats, s’ha d’introduir com a paràmetre del programa a través de la línia d’ordres del terminal.</text:p>
          <text:p text:style-name="P40"/>
          <text:p text:style-name="P40"/>
        </text:list-item>
      </text:list>
      <text:p text:style-name="P29">Pregunta 3 (3 punts)</text:p>
      <text:p text:style-name="P15">L'objectiu d'aquest exercici és carregar les dades d'un fitxer XML que contingui jugadors (Player) a l'aplicació. De tots els jugadors que conté el fitxer només volem obtenir aquells que tenen un nivell superior o igual a 5. Desenvolupeu una aplicació per llegir el fitxer XML, convertir les dades a una llista de Player i mostrar-la.</text:p>
      <text:p text:style-name="P15"/>
      <text:p text:style-name="P25">El fitxer XML contindrà dades de jugadors (Player) amb els atributs descrits a l'exercici 1.</text:p>
      <text:p text:style-name="P16"/>
      <text:p text:style-name="P16">Cal que feu el següent:</text:p>
      <text:p text:style-name="P16"/>
      <text:list xml:id="list4808086370233275515" text:style-name="WWNum18">
        <text:list-item>
          <text:p text:style-name="P35">Generar el fitxer XML amb suficients dades de test.</text:p>
        </text:list-item>
        <text:list-item>
          <text:p text:style-name="P37"><text:span text:style-name="T3">Llegir el fitxer XML, transformar les dades a objectes. Una vegada feta la càrrega de dades i la transformació a objectes, <text:s/>el programa ha de mostrar el llistat de </text:span><text:bookmark text:name="_GoBack"/><text:span text:style-name="T3">jugadors.</text:span></text:p>
          <text:p text:style-name="P41">Heu de fer servir el projecte <text:s/><text:span text:style-name="T7">dam2-m03-uf5nf1-pe1-ex3 </text:span><text:span text:style-name="T8">on teniu creada l'estructura de paquets i definides les classes que han d'encarregar-se de la persistència.</text:span></text:p>
        </text:list-item>
      </text:list>
      <text:p text:style-name="P27"/>
      <text:p text:style-name="P26"/>
      <text:p text:style-name="P30">MOLT IMPORTANT:</text:p>
      <text:list xml:id="list6973294997586141410" text:style-name="WWNum21">
        <text:list-item>
          <text:p text:style-name="P32">Cal lliurar tots els exercicis en un únic fitxer comprimit: dam2_m03_pe51_cognoms_nom.zip</text:p>
          <text:p text:style-name="P32"/>
        </text:list-item>
        <text:list-item>
          <text:p text:style-name="P36">Cal capturar i tractar els errors. Cal establir excepcions per al tractament d'errors específics de l'aplicació.</text:p>
        </text:list-item>
        <text:list-item>
          <text:p text:style-name="P36">Cal utilitzar un disseny flexible i assignar correctament les responsabilitats a les diferents classes i mètodes utilitzats.</text:p>
        </text:list-item>
        <text:list-item>
          <text:p text:style-name="P36">Les classes de l'aplicació han de contenir els elements d'encapsulació corresponents i els mètodes constructors i altres treballats habitualment a classe.</text:p>
        </text:list-item>
        <text:list-item>
          <text:p text:style-name="P36">Cal que l'aplicació compili i funcioni correctament.</text:p>
        </text:list-item>
        <text:list-item>
          <text:p text:style-name="P36">És requerit documentar correctament tot el codi (dades i mètodes).</text:p>
        </text:list-item>
        <text:list-item>
          <text:p text:style-name="P36">Es valorarà la correcció gramatical i ortogràfica. Cal usar l'anglès per als identificadors i per a la documentació, tal com s'ha treballat a classe.</text:p>
          <text:p text:style-name="P36"/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ca" fo:country="ES" style:letter-kerning="fals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8pt" fo:language="ca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Arial" fo:font-size="8pt" fo:language="ca" fo:country="ES" style:font-size-asian="8pt" style:language-asian="ar" style:country-asian="SA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loext:contextual-spacing="false" fo:margin-top="0.423cm" fo:margin-bottom="0.212cm" fo:keep-with-next="always"/>
      <style:text-properties style:font-name="Helvetica" fo:font-size="14pt" style:font-name-asian="HG Mincho Light J" style:font-size-asian="14pt" style:font-name-complex="Tahoma1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12cm"/>
    </style:style>
    <style:style style:name="List" style:family="paragraph" style:parent-style-name="Text_20_body" style:default-outline-level="" style:class="list">
      <style:text-properties style:font-name="Times" style:font-name-complex="Tahoma1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" style:font-name-complex="Tahoma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cm" fo:margin-bottom="0.635cm" fo:padding-left="0cm" fo:padding-right="0cm" fo:padding-top="0cm" fo:padding-bottom="0.035cm" fo:border-left="none" fo:border-right="none" fo:border-top="none" fo:border-bottom="0.035cm solid #000000"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>
        <style:tab-stops>
          <style:tab-stop style:position="0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1" style:display-name="Texto independiente 21" style:family="paragraph" style:parent-style-name="Standard" style:default-outline-level="">
      <style:paragraph-properties loext:contextual-spacing="false" fo:margin-top="0cm" fo:margin-bottom="0.212cm" fo:line-height="150%" fo:text-align="justify" style:justify-single-word="false"/>
      <style:text-properties style:font-name-complex="Arial1"/>
    </style:style>
    <style:style style:name="Footnote" style:family="paragraph" style:parent-style-name="Standard" style:default-outline-level="" style:class="extra">
      <style:text-properties fo:font-size="6pt" style:font-size-asian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Epígraf" style:family="paragraph" style:parent-style-name="Standard" style:default-outline-level="">
      <style:paragraph-properties loext:contextual-spacing="false" fo:margin-top="0.106cm" fo:margin-bottom="0.212cm" fo:padding-left="0cm" fo:padding-right="0cm" fo:padding-top="0cm" fo:padding-bottom="0.035cm" fo:border-left="none" fo:border-right="none" fo:border-top="none" fo:border-bottom="0.035cm solid #000000">
        <style:tab-stops>
          <style:tab-stop style:position="10.001cm" style:leader-style="dotted" style:leader-text="."/>
          <style:tab-stop style:position="16.002cm" style:leader-style="dotted" style:leader-text="."/>
        </style:tab-stops>
      </style:paragraph-properties>
      <style:text-properties fo:font-size="10pt" fo:font-weight="bold" style:font-size-asian="10pt" style:font-weight-asian="bold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size="8pt" fo:language="ca" fo:country="ES" style:font-size-asian="8pt" style:language-asian="ar" style:country-asian="SA"/>
    </style:style>
    <style:style style:name="Balloon_20_Text" style:display-name="Balloon Text" style:family="paragraph" style:parent-style-name="Standard" style:default-outline-level="">
      <style:text-properties style:font-name="Tahoma" style:font-name-complex="Tahoma1" style:font-size-complex="8pt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fo:language="es" fo:country="ES" style:font-size-asian="10pt" style:language-asian="es" style:country-asian="ES" style:font-name-complex="Courier1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line-height="115%" fo:hyphenation-ladder-count="no-limit" fo:text-indent="0cm" style:auto-text-indent="false"/>
      <style:text-properties style:font-name="Cambria" fo:font-size="11pt" fo:language="es" fo:country="ES" style:font-name-asian="Cambria1" style:font-size-asian="11pt" style:language-asian="en" style:country-asian="US" style:font-name-complex="Times New Roman1" style:font-size-complex="11pt" fo:hyphenate="true" fo:hyphenation-remain-char-count="2" fo:hyphenation-push-char-count="2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>
      <style:text-properties style:font-name="Arial" fo:font-size="8pt" style:font-size-asian="8pt"/>
    </style:style>
    <style:style style:name="FollowedHyper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Tahoma" fo:font-size="8pt" fo:language="ca" fo:country="ES" style:font-size-asian="8pt" style:language-asian="ar" style:country-asian="SA" style:font-name-complex="Tahoma1" style:font-size-complex="8pt"/>
    </style:style>
    <style:style style:name="html-attribute-name" style:family="text" style:parent-style-name="Default_20_Paragraph_20_Font"/>
    <style:style style:name="html-attribute-value" style:family="text" style:parent-style-name="Default_20_Paragraph_20_Font"/>
    <style:style style:name="apple-converted-space" style:family="text"/>
    <style:style style:name="HTML_20_con_20_formato_20_previo_20_Car" style:display-name="HTML con formato previo Car" style:family="text" style:parent-style-name="Default_20_Paragraph_20_Font">
      <style:text-properties style:font-name="Courier" style:font-name-complex="Courier1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Courier New1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complex="Courier New1"/>
    </style:style>
    <style:style style:name="ListLabel_20_30" style:display-name="ListLabel 30" style:family="text">
      <style:text-properties style:font-name-complex="Courier New1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Courier New1"/>
    </style:style>
    <style:style style:name="ListLabel_20_33" style:display-name="ListLabel 33" style:family="text">
      <style:text-properties style:font-name-complex="Courier New1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Courier New1"/>
    </style:style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fo:font-size="6pt" style:font-size-asian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23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3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7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4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5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002cm" fo:margin-left="0.123cm" fo:margin-top="0cm" fo:margin-bottom="0cm" table:align="left" style:writing-mode="lr-tb"/>
    </style:style>
    <style:style style:name="Table2.A" style:family="table-column">
      <style:table-column-properties style:column-width="14.25cm"/>
    </style:style>
    <style:style style:name="Table2.B" style:family="table-column">
      <style:table-column-properties style:column-width="1.75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/>
    </style:style>
    <style:style style:name="Table2.A2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/>
    </style:style>
    <style:style style:name="Table3" style:family="table">
      <style:table-properties style:width="16.002cm" fo:margin-left="0.123cm" fo:margin-top="0cm" fo:margin-bottom="0cm" table:align="left" style:writing-mode="lr-tb"/>
    </style:style>
    <style:style style:name="Table3.A" style:family="table-column">
      <style:table-column-properties style:column-width="14.25cm"/>
    </style:style>
    <style:style style:name="Table3.B" style:family="table-column">
      <style:table-column-properties style:column-width="1.75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/>
    </style:style>
    <style:style style:name="Table3.A2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002cm" style:type="right"/>
        </style:tab-stops>
      </style:paragraph-properties>
      <style:text-properties fo:font-size="12pt" fo:language="ca" fo:country="ES" style:font-size-asian="12pt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ca" fo:country="ES" style:font-size-asian="12pt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2pt" fo:language="ca" fo:country="ES" fo:font-weight="bold" style:font-size-asian="12pt" style:font-weight-asian="bold"/>
    </style:style>
    <style:style style:name="MP5" style:family="paragraph" style:parent-style-name="Header">
      <style:paragraph-properties fo:line-height="0.247cm" fo:text-align="justify" style:justify-single-word="false">
        <style:tab-stops>
          <style:tab-stop style:position="1cm"/>
          <style:tab-stop style:position="15cm" style:type="right"/>
        </style:tab-stops>
      </style:paragraph-properties>
    </style:style>
    <style:style style:name="MP6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6pt" fo:language="ca" fo:country="ES" style:font-size-asian="6pt"/>
    </style:style>
    <style:style style:name="MP8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fo:language="ca" fo:country="ES"/>
    </style:style>
    <style:style style:name="MP9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font-size="6pt" fo:language="ca" fo:country="ES" style:font-size-asian="6pt"/>
    </style:style>
    <style:style style:name="MP10" style:family="paragraph" style:parent-style-name="Header">
      <style:paragraph-properties>
        <style:tab-stops>
          <style:tab-stop style:position="7.303cm" style:type="center"/>
          <style:tab-stop style:position="14.923cm" style:type="right"/>
        </style:tab-stops>
      </style:paragraph-properties>
      <style:text-properties fo:font-size="6pt" fo:language="ca" fo:country="ES" style:font-size-asian="6pt"/>
    </style:style>
    <style:style style:name="MP11" style:family="paragraph" style:parent-style-name="Header">
      <style:paragraph-properties fo:line-height="0.247cm" fo:text-align="center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6pt" fo:language="ca" fo:country="ES" style:font-size-asian="6pt"/>
    </style:style>
    <style:style style:name="MP12" style:family="paragraph" style:parent-style-name="Header">
      <style:paragraph-properties>
        <style:tab-stops>
          <style:tab-stop style:position="7.303cm" style:type="center"/>
          <style:tab-stop style:position="14.923cm" style:type="right"/>
        </style:tab-stops>
      </style:paragraph-properties>
      <style:text-properties fo:language="ca" fo:country="ES"/>
    </style:style>
    <style:style style:name="MP13" style:family="paragraph" style:parent-style-name="Footer">
      <style:text-properties fo:language="ca" fo:country="ES"/>
    </style:style>
    <style:style style:name="MP1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language="ca" fo:country="ES"/>
    </style:style>
    <style:style style:name="MT1" style:family="text">
      <style:text-properties fo:color="#000000" fo:font-size="6pt" fo:language="ca" fo:country="ES" style:font-size-asian="6pt"/>
    </style:style>
    <style:style style:name="MT2" style:family="text">
      <style:text-properties fo:font-size="6pt" fo:language="ca" fo:country="ES" style:font-size-asian="6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308cm, 0.959cm, 1.428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27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282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4" draw:style-name="Mgr1" draw:text-style-name="MP2" svg:width="0.713cm" svg:height="0.819cm" svg:x="2.05cm" svg:y="0.951cm"><draw:image xlink:href="Pictures/10000200000001DC000002272F7815EDF8182F23.png" xlink:type="simple" xlink:show="embed" xlink:actuate="onLoad"><text:p/></draw:image></draw:frame><draw:frame text:anchor-type="char" draw:z-index="7" draw:style-name="Mgr2" draw:text-style-name="MP2" svg:width="1.16cm" svg:height="1.269cm" svg:x="14.93cm" svg:y="-0.039cm"><draw:image xlink:href="Pictures/10000000000002B1000002A7DEFBBE0B1D79A6E8.jpg" xlink:type="simple" xlink:show="embed" xlink:actuate="onLoad"><text:p/></draw:image></draw:frame>Generalitat de Catalunya</text:p>
        <text:p text:style-name="MP3">Departament d’Educació</text:p>
        <text:p text:style-name="MP4">IES Provençana</text:p>
        <text:p text:style-name="MP5"><text:span text:style-name="MT1">Carrer de Sant Pius X, 8, <text:tab/> <text:s text:c="58"/>e-mail: </text:span><text:a xlink:type="simple" xlink:href="mailto:a8019401@xtec.cat" text:style-name="ListLabel_20_37" text:visited-style-name="ListLabel_20_37"><text:span text:style-name="Internet_20_link"><text:span text:style-name="MT2">a8019401@xtec.cat</text:span></text:span></text:a></text:p>
        <text:p text:style-name="MP6"><text:span text:style-name="MT1">08901 L’Hospitalet de Llobregat <text:tab/> <text:s text:c="53"/>web: </text:span><text:a xlink:type="simple" xlink:href="http://www.ies-provensana.com/" text:style-name="ListLabel_20_37" text:visited-style-name="ListLabel_20_37"><text:span text:style-name="Internet_20_link"><text:span text:style-name="MT2">http://www.proven.cat</text:span></text:span></text:a></text:p>
        <text:p text:style-name="MP7">Tel. 93 338 25 53 / Fax 93 337 57 35</text:p>
        <text:p text:style-name="MP8"/>
        <text:p text:style-name="MP8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0"/>
            </table:table-cell>
          </table:table-row>
          <table:table-row table:style-name="Table2.1">
            <table:table-cell table:style-name="Table2.A2" office:value-type="string">
              <text:p text:style-name="MP6"><text:span text:style-name="MT2">CFGS Desenvolupament d’Aplicacions Multiplataforma Examen UF5-NF1 <text:s text:c="87"/>Pg. 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
              <text:p text:style-name="MP11">MP-03Programació <text:s text:c="70"/>Professors: Jose Moreno, Roser Salietti <text:s text:c="18"/>10 de desembre de 2020</text:p>
            </table:table-cell>
            <table:table-cell table:style-name="Table2.A2" office:value-type="string">
              <text:p text:style-name="MP12"/>
            </table:table-cell>
          </table:table-row>
          <table:table-row table:style-name="Table2.1">
            <table:table-cell table:style-name="Table2.A1" office:value-type="string">
              <text:p text:style-name="MP9"/>
            </table:table-cell>
            <table:table-cell table:style-name="Table2.A1" office:value-type="string">
              <text:p text:style-name="MP10"/>
            </table:table-cell>
          </table:table-row>
        </table:table>
        <text:p text:style-name="MP13"/>
      </style:footer>
    </style:master-page>
    <style:master-page style:name="First_20_Page" style:display-name="First Page" style:page-layout-name="Mpm2" style:next-style-name="Standard">
      <style:header>
        <text:p text:style-name="MP1"><draw:frame text:anchor-type="char" draw:z-index="0" draw:style-name="Mgr1" draw:text-style-name="MP2" svg:width="0.713cm" svg:height="0.819cm" svg:x="2.05cm" svg:y="0.951cm"><draw:image xlink:href="Pictures/10000200000001DC000002272F7815EDF8182F23.png" xlink:type="simple" xlink:show="embed" xlink:actuate="onLoad"><text:p/></draw:image></draw:frame><draw:frame text:anchor-type="char" draw:z-index="1" draw:style-name="Mgr2" draw:text-style-name="MP2" svg:width="1.16cm" svg:height="1.269cm" svg:x="14.93cm" svg:y="-0.041cm"><draw:image xlink:href="Pictures/10000000000002B1000002A7DEFBBE0B1D79A6E8.jpg" xlink:type="simple" xlink:show="embed" xlink:actuate="onLoad"><text:p/></draw:image></draw:frame>Generalitat de Catalunya</text:p>
        <text:p text:style-name="MP3">Departament d’Educació</text:p>
        <text:p text:style-name="MP3"/>
        <text:p text:style-name="MP4">IES Provençana</text:p>
        <text:p text:style-name="MP5"><text:span text:style-name="MT1">Carrer de Sant Pius X, 8, <text:tab/> <text:s text:c="58"/>e-mail: </text:span><text:a xlink:type="simple" xlink:href="mailto:a8019401@xtec.cat" text:style-name="ListLabel_20_37" text:visited-style-name="ListLabel_20_37"><text:span text:style-name="Internet_20_link"><text:span text:style-name="MT2">a8019401@xtec.cat</text:span></text:span></text:a></text:p>
        <text:p text:style-name="MP6"><text:span text:style-name="MT1">08901 L’Hospitalet de Llobregat <text:tab/> <text:s text:c="53"/>web: </text:span><text:a xlink:type="simple" xlink:href="http://www.ies-provensana.com/" text:style-name="ListLabel_20_37" text:visited-style-name="ListLabel_20_37"><text:span text:style-name="Internet_20_link"><text:span text:style-name="MT2">http://www.ies-provensana.com</text:span></text:span></text:a></text:p>
        <text:p text:style-name="MP7">Tel. 93 338 25 53 / Fax 93 337 57 35</text:p>
        <text:p text:style-name="MP7"/>
        <text:p text:style-name="MP14"/>
      </style:header>
      <style:footer>
        <text:p text:style-name="MP7"/>
        <text:p text:style-name="MP7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<text:span text:style-name="MT2">CFGS Desenvolupament d’Aplicacions Web <text:s text:c="53"/>Examen UF1-NF1 <text:s text:c="71"/>Pg. </text:span><text:span text:style-name="page_20_number"><text:span text:style-name="MT2"><text:page-number text:select-page="current"/></text:span></text:span><text:span text:style-name="page_20_number"><text:span text:style-name="MT2">/</text:span></text:span><text:span text:style-name="page_20_number"><text:span text:style-name="MT2"><text:page-count>3</text:page-count></text:span></text:span></text:p>
              <text:p text:style-name="MP7">MP-04 LIMSGI <text:s text:c="199"/>16/12/13</text:p>
              <text:p text:style-name="MP7"/>
            </table:table-cell>
            <table:table-cell table:style-name="Table3.A1" office:value-type="string">
              <text:p text:style-name="MP12"/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lantilla carta</dc:title>
    <meta:initial-creator>Secretaria</meta:initial-creator>
    <meta:editing-cycles>34</meta:editing-cycles>
    <meta:print-date>2015-02-02T09:50:00</meta:print-date>
    <meta:creation-date>2015-01-27T11:20:00</meta:creation-date>
    <dc:date>2020-12-08T17:49:41.19</dc:date>
    <meta:editing-duration>PT7H2M1S</meta:editing-duration>
    <meta:generator>OpenOffice/4.1.5$Win32 OpenOffice.org_project/415m1$Build-9789</meta:generator>
    <meta:document-statistic meta:table-count="3" meta:image-count="0" meta:object-count="0" meta:page-count="3" meta:paragraph-count="57" meta:word-count="756" meta:character-count="5510"/>
    <meta:user-defined meta:name="AppVersion">12.0000</meta:user-defined>
    <meta:user-defined meta:name="Company">Pro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